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0197" officeooo:paragraph-rsid="00130197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0197" officeooo:paragraph-rsid="00130197" style:font-size-asian="16pt" style:font-size-complex="16pt"/>
    </style:style>
    <style:style style:name="T1" style:family="text">
      <style:text-properties officeooo:rsid="00130197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y by Day</text:p>
      <text:p text:style-name="P1"/>
      <text:p text:style-name="P5">Day by day and with each passing moment,</text:p>
      <text:p text:style-name="P5">Strength I find to meet my trials here;</text:p>
      <text:p text:style-name="P5">Trusting in my Father’s wise bestowment,</text:p>
      <text:p text:style-name="P5">I’ve no cause for worry or for fear.</text:p>
      <text:p text:style-name="P5">He whose heart is kind beyond all measure</text:p>
      <text:p text:style-name="P5">Gives unto each day what He deems best,</text:p>
      <text:p text:style-name="P5">Lovingly its part of pain and pleasure,</text:p>
      <text:p text:style-name="P5">Mingling toil with peace and rest.</text:p>
      <text:p text:style-name="P5"/>
      <text:p text:style-name="P5">Ev’ry day the Lord Himself is near me</text:p>
      <text:p text:style-name="P5">With a special mercy for each hour;</text:p>
      <text:p text:style-name="P5">All my cares He fein would bear and cheer me,</text:p>
      <text:p text:style-name="P5">He whose name is Counselor and Pow’r.</text:p>
      <text:p text:style-name="P5">The protection of His child and treasure</text:p>
      <text:p text:style-name="P5">In a charge that on Himself He laid;</text:p>
      <text:p text:style-name="P5">“As thy days, thy strength shall be in measure,”</text:p>
      <text:p text:style-name="P5">This the pledge to me He made.</text:p>
      <text:p text:style-name="P5"/>
      <text:p text:style-name="P5">Help me then in ev’ry tribulation</text:p>
      <text:p text:style-name="P5">So to trust Thy promises, O Lord,</text:p>
      <text:p text:style-name="P5">That I lose not faith’s sweet consolation</text:p>
      <text:p text:style-name="P5">Offered me within Thy holy word.</text:p>
      <text:p text:style-name="P5">Help me, Lord, when toil and trouble meeting;</text:p>
      <text:p text:style-name="P5">E’er to take as from a father’s hand,</text:p>
      <text:p text:style-name="P5">One by one, the days, the moments fleeting,</text:p>
      <text:p text:style-name="P5">Till I reach the promised land.</text:p>
      <text:p text:style-name="P2"><text:span text:style-name="T2"/></text:p>
      <text:p text:style-name="P2"/>
      <text:p text:style-name="P2">Composer: <text:span text:style-name="T1">Oscar Ahmfelt (1813-1882)</text:span></text:p>
      <text:p text:style-name="P2">Lyricist: <text:span text:style-name="T1">Lina Sandell Berg (1832-1903)</text:span> </text:p>
      <text:p text:style-name="P5">Translation: A. L. Sko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3:24:48.101020788</meta:creation-date>
    <meta:editing-duration>PT24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12T13:39:02.926221261</dc:date>
    <dc:creator>Hank Warren</dc:creator>
    <meta:document-statistic meta:table-count="0" meta:image-count="0" meta:object-count="0" meta:page-count="1" meta:paragraph-count="28" meta:word-count="194" meta:character-count="1020" meta:non-whitespace-character-count="853"/>
    <meta:template xlink:type="simple" xlink:actuate="onRequest" xlink:title="TubaHymn" xlink:href="../../../../../Library/Application%20Support/LibreOffice/4/user/template/TubaHymn1.ott" meta:date="2020-07-12T13:24:45.551017439"/>
  </office:meta>
</office:document-meta>
</file>